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="thin solid #000000" fo:background-color="#66FFFF"/>
    </style:style>
    <style:style style:name="ce6" style:family="table-cell" style:parent-style-name="Default" style:data-style-name="N0">
      <style:table-cell-properties fo:border="thin solid #000000" fo:background-color="#66FFFF"/>
      <style:text-properties fo:color="#FF3333"/>
    </style:style>
    <style:style style:name="ce7" style:family="table-cell" style:parent-style-name="Default" style:data-style-name="N0">
      <style:table-cell-properties fo:border="thin solid #000000" fo:background-color="#FFFF99"/>
    </style:style>
    <style:style style:name="ce8" style:family="table-cell" style:parent-style-name="Default" style:data-style-name="N0">
      <style:table-cell-properties fo:border="thin solid #000000" fo:background-color="#FFFF99"/>
      <style:text-properties fo:color="#FF3333"/>
    </style:style>
    <style:style style:name="ce9" style:family="table-cell" style:parent-style-name="Default" style:data-style-name="N0">
      <style:table-cell-properties fo:border="thin solid #FF99FF" style:vertical-align="middle" fo:background-color="#EEEEEE" style:repeat-content="false"/>
      <style:paragraph-properties fo:text-align="center"/>
    </style:style>
    <style:style style:name="ce10" style:family="table-cell" style:parent-style-name="Default" style:data-style-name="N15">
      <style:table-cell-properties fo:border="thin solid #FF99FF" style:vertical-align="middle" fo:background-color="#EEEE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FF99FF" style:vertical-align="middle" fo:background-color="#EEEEEE" style:repeat-content="false"/>
      <style:paragraph-properties fo:text-align="center"/>
      <style:text-properties fo:color="#FF3333"/>
    </style:style>
    <style:style style:name="ce12" style:family="table-cell" style:parent-style-name="Default" style:data-style-name="N0">
      <style:table-cell-properties fo:border="thin solid #FF99FF" style:vertical-align="middle" fo:background-color="#FF9999" style:repeat-content="false"/>
      <style:paragraph-properties fo:text-align="center"/>
    </style:style>
    <style:style style:name="ce13" style:family="table-cell" style:parent-style-name="Default" style:data-style-name="N15">
      <style:table-cell-properties fo:border="thin solid #FF99FF" style:vertical-align="middle" fo:background-color="#FF9999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FF99FF" style:vertical-align="middle" fo:background-color="#FF9999" style:repeat-content="false"/>
      <style:paragraph-properties fo:text-align="center"/>
      <style:text-properties fo:color="#FF3333"/>
    </style:style>
    <style:style style:name="ce15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</style:style>
    <style:style style:name="ce16" style:family="table-cell" style:parent-style-name="Default" style:data-style-name="N15">
      <style:table-cell-properties fo:border="thin solid #000000" style:vertical-align="middle" fo:background-color="#CCFF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  <style:text-properties fo:color="#FF3333"/>
    </style:style>
    <style:style style:name="ce18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FF3333" style:repeat-content="false"/>
      <style:paragraph-properties fo:text-align="center"/>
      <style:text-properties fo:color="#FF3333"/>
    </style:style>
    <style:style style:name="ce21" style:family="table-cell" style:parent-style-name="Default" style:data-style-name="N0">
      <style:table-cell-properties fo:border-top="thin solid #000000" fo:border-bottom="thin solid #FF99FF" fo:border-left="thin solid #FF99FF" fo:border-right="thin solid #FF99FF" style:vertical-align="middle" fo:background-color="#EEEEEE" style:repeat-content="false"/>
      <style:paragraph-properties fo:text-align="center"/>
    </style:style>
    <style:style style:name="ce22" style:family="table-cell" style:parent-style-name="Default" style:data-style-name="N15">
      <style:table-cell-properties fo:border-top="thin solid #000000" fo:border-bottom="thin solid #FF99FF" fo:border-left="thin solid #FF99FF" fo:border-right="thin solid #FF99FF" style:vertical-align="middle" fo:background-color="#EEEEE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FF99FF" fo:border-left="thin solid #FF99FF" fo:border-right="thin solid #FF99FF" style:vertical-align="middle" fo:background-color="#EEEEEE" style:repeat-content="false"/>
      <style:paragraph-properties fo:text-align="center"/>
      <style:text-properties fo:color="#FF3333"/>
    </style:style>
    <style:style style:name="ce24" style:family="table-cell" style:parent-style-name="Default" style:data-style-name="N0">
      <style:table-cell-properties fo:border-top="thin solid #FF99FF" fo:border-bottom="thin solid #000000" fo:border-left="thin solid #FF99FF" fo:border-right="thin solid #FF99FF" style:vertical-align="middle" fo:background-color="#FF9999" style:repeat-content="false"/>
      <style:paragraph-properties fo:text-align="center"/>
    </style:style>
    <style:style style:name="ce25" style:family="table-cell" style:parent-style-name="Default" style:data-style-name="N15">
      <style:table-cell-properties fo:border-top="thin solid #FF99FF" fo:border-bottom="thin solid #000000" fo:border-left="thin solid #FF99FF" fo:border-right="thin solid #FF99FF" style:vertical-align="middle" fo:background-color="#FF9999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FF99FF" fo:border-bottom="thin solid #000000" fo:border-left="thin solid #FF99FF" fo:border-right="thin solid #FF99FF" style:vertical-align="middle" fo:background-color="#FF9999" style:repeat-content="false"/>
      <style:paragraph-properties fo:text-align="center"/>
      <style:text-properties fo:color="#FF3333"/>
    </style:style>
    <style:style style:name="co1" style:family="table-column">
      <style:table-column-properties fo:break-before="auto" style:column-width="2.25425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H1_A</text:p>
          </table:table-cell>
          <table:table-cell office:value-type="string" table:style-name="ce2">
            <text:p>H1_B</text:p>
          </table:table-cell>
          <table:table-cell office:value-type="string" table:style-name="ce2">
            <text:p>H2_A</text:p>
          </table:table-cell>
          <table:table-cell office:value-type="string" table:style-name="ce2">
            <text:p>H2_B</text:p>
          </table:table-cell>
          <table:table-cell office:value-type="string" table:style-name="ce2">
            <text:p>H3_A</text:p>
          </table:table-cell>
          <table:table-cell office:value-type="string" table:style-name="ce2">
            <text:p>H3_B</text:p>
          </table:table-cell>
          <table:table-cell office:value-type="string" table:style-name="ce2">
            <text:p>H4_A</text:p>
          </table:table-cell>
          <table:table-cell office:value-type="string" table:style-name="ce2">
            <text:p>H4_B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5" table:style-name="ce1"/>
          <table:table-cell office:value-type="string" table:style-name="ce1">
            <text:p>Bob</text:p>
          </table:table-cell>
          <table:table-cell office:value-type="string" table:style-name="ce1">
            <text:p>Arthur</text:p>
          </table:table-cell>
          <table:table-cell table:number-columns-repeated="16369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4" table:style-name="ce1"/>
          <table:table-cell office:value-type="string" table:style-name="ce1">
            <text:p>H1</text:p>
          </table:table-cell>
          <table:table-cell office:value-type="float" office:value="2.921875" table:style-name="ce1">
            <text:p>2,921875</text:p>
          </table:table-cell>
          <table:table-cell office:value-type="float" office:value="2.078125" table:style-name="ce1">
            <text:p>2,078125</text:p>
          </table:table-cell>
          <table:table-cell office:value-type="float" office:value="1.300851" table:style-name="ce7">
            <text:p>1,300851</text:p>
          </table:table-cell>
          <table:table-cell office:value-type="float" office:value="1.1311560000000001" table:style-name="ce7">
            <text:p>1,131156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table:number-columns-repeated="4" table:style-name="ce1"/>
          <table:table-cell office:value-type="string" table:style-name="ce1">
            <text:p>H2</text:p>
          </table:table-cell>
          <table:table-cell office:value-type="float" office:value="3.59375" table:style-name="ce1">
            <text:p>3,59375</text:p>
          </table:table-cell>
          <table:table-cell office:value-type="float" office:value="2.328125" table:style-name="ce1">
            <text:p>2,328125</text:p>
          </table:table-cell>
          <table:table-cell office:value-type="float" office:value="1.3299810000000001" table:style-name="ce7">
            <text:p>1,329981</text:p>
          </table:table-cell>
          <table:table-cell office:value-type="float" office:value="1.2977970000000001" table:style-name="ce7">
            <text:p>1,297797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  <draw:frame draw:z-index="1" draw:id="id0" draw:style-name="a0" draw:name="Graphique 1" svg:x="0.88619in" svg:y="0.13682in" svg:width="7.50933in" svg:height="3.5429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" table:style-name="ce2">
            <text:p>1</text:p>
          </table:table-cell>
          <table:table-cell table:number-columns-repeated="4" table:style-name="ce1"/>
          <table:table-cell office:value-type="string" table:style-name="ce1">
            <text:p>H3</text:p>
          </table:table-cell>
          <table:table-cell office:value-type="float" office:value="3.296875" table:style-name="ce1">
            <text:p>3,296875</text:p>
          </table:table-cell>
          <table:table-cell office:value-type="float" office:value="3.390625" table:style-name="ce1">
            <text:p>3,390625</text:p>
          </table:table-cell>
          <table:table-cell office:value-type="float" office:value="1.243136" table:style-name="ce8">
            <text:p>1,243136</text:p>
          </table:table-cell>
          <table:table-cell office:value-type="float" office:value="1.163154" table:style-name="ce8">
            <text:p>1,163154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4" table:style-name="ce1"/>
          <table:table-cell office:value-type="string" table:style-name="ce1">
            <text:p>H4</text:p>
          </table:table-cell>
          <table:table-cell office:value-type="float" office:value="4.40625" table:style-name="ce1">
            <text:p>4,40625</text:p>
          </table:table-cell>
          <table:table-cell office:value-type="float" office:value="1.765625" table:style-name="ce1">
            <text:p>1,765625</text:p>
          </table:table-cell>
          <table:table-cell office:value-type="float" office:value="0.98752130000000005" table:style-name="ce7">
            <text:p>0,9875213</text:p>
          </table:table-cell>
          <table:table-cell office:value-type="float" office:value="1.0946070000000001" table:style-name="ce7">
            <text:p>1,094607</text:p>
          </table:table-cell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8" table:style-name="ce2"/>
          <table:table-cell table:number-columns-repeated="16376" table:style-name="ce1"/>
        </table:table-row>
        <table:table-row table:style-name="ro1">
          <table:table-cell office:value-type="float" office:value="-0.28284819999999999" table:number-columns-spanned="2" table:number-rows-spanned="1" table:style-name="ce21">
            <text:p>-0,2828482</text:p>
          </table:table-cell>
          <table:covered-table-cell/>
          <table:table-cell office:value-type="float" office:value="-0.3493463" table:number-columns-spanned="2" table:number-rows-spanned="1" table:style-name="ce22">
            <text:p>-3,49E-01</text:p>
          </table:table-cell>
          <table:covered-table-cell/>
          <table:table-cell office:value-type="float" office:value="-4.6786870000000001E-2" table:number-columns-spanned="2" table:number-rows-spanned="1" table:style-name="ce23">
            <text:p>-0,04678687</text:p>
          </table:table-cell>
          <table:covered-table-cell/>
          <table:table-cell office:value-type="float" office:value="-0.56974880000000006" table:number-columns-spanned="2" table:number-rows-spanned="1" table:style-name="ce22">
            <text:p>-5,70E-01</text:p>
          </table:table-cell>
          <table:covered-table-cell/>
          <table:table-cell office:value-type="string" table:number-columns-spanned="2" table:number-rows-spanned="1" table:style-name="ce9">
            <text:p>Effect size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-3.200062" table:number-columns-spanned="2" table:number-rows-spanned="1" table:style-name="ce24">
            <text:p>-3,200062</text:p>
          </table:table-cell>
          <table:covered-table-cell/>
          <table:table-cell office:value-type="float" office:value="-3.9524020000000002" table:number-columns-spanned="2" table:number-rows-spanned="1" table:style-name="ce25">
            <text:p>-3,95E+00</text:p>
          </table:table-cell>
          <table:covered-table-cell/>
          <table:table-cell office:value-type="float" office:value="-0.5293331" table:number-columns-spanned="2" table:number-rows-spanned="1" table:style-name="ce26">
            <text:p>-0,5293331</text:p>
          </table:table-cell>
          <table:covered-table-cell/>
          <table:table-cell office:value-type="float" office:value="-6.4459710000000001" table:number-columns-spanned="2" table:number-rows-spanned="1" table:style-name="ce25">
            <text:p>-6,45E+00</text:p>
          </table:table-cell>
          <table:covered-table-cell/>
          <table:table-cell office:value-type="string" table:number-columns-spanned="2" table:number-rows-spanned="1" table:style-name="ce24">
            <text:p>Z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1.189E-3" table:number-columns-spanned="2" table:number-rows-spanned="1" table:style-name="ce15">
            <text:p>0,001189</text:p>
          </table:table-cell>
          <table:covered-table-cell/>
          <table:table-cell office:value-type="float" office:value="6.7940000000000003E-5" table:number-columns-spanned="2" table:number-rows-spanned="1" table:style-name="ce16">
            <text:p>6,79E-05</text:p>
          </table:table-cell>
          <table:covered-table-cell/>
          <table:table-cell office:value-type="float" office:value="0.5897" table:number-columns-spanned="2" table:number-rows-spanned="1" table:style-name="ce17">
            <text:p>0,5897</text:p>
          </table:table-cell>
          <table:covered-table-cell/>
          <table:table-cell office:value-type="float" office:value="6.1269999999999999E-11" table:number-columns-spanned="2" table:number-rows-spanned="1" table:style-name="ce16">
            <text:p>6,13E-11</text:p>
          </table:table-cell>
          <table:covered-table-cell/>
          <table:table-cell office:value-type="string" table:number-columns-spanned="2" table:number-rows-spanned="1" table:style-name="ce15">
            <text:p>P value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2.921875" table:formula="of:=AVERAGE([.A2:.A65])" table:style-name="ce5">
            <text:p>2,921875</text:p>
          </table:table-cell>
          <table:table-cell office:value-type="float" office:value="2.078125" table:formula="of:=AVERAGE([.B2:.B65])" table:style-name="ce5">
            <text:p>2,078125</text:p>
          </table:table-cell>
          <table:table-cell office:value-type="float" office:value="3.59375" table:formula="of:=AVERAGE([.C2:.C65])" table:style-name="ce5">
            <text:p>3,59375</text:p>
          </table:table-cell>
          <table:table-cell office:value-type="float" office:value="2.328125" table:formula="of:=AVERAGE([.D2:.D65])" table:style-name="ce5">
            <text:p>2,328125</text:p>
          </table:table-cell>
          <table:table-cell office:value-type="float" office:value="3.296875" table:formula="of:=AVERAGE([.E2:.E65])" table:style-name="ce6">
            <text:p>3,296875</text:p>
          </table:table-cell>
          <table:table-cell office:value-type="float" office:value="3.390625" table:formula="of:=AVERAGE([.F2:.F65])" table:style-name="ce6">
            <text:p>3,390625</text:p>
          </table:table-cell>
          <table:table-cell office:value-type="float" office:value="4.40625" table:formula="of:=AVERAGE([.G2:.G65])" table:style-name="ce5">
            <text:p>4,40625</text:p>
          </table:table-cell>
          <table:table-cell office:value-type="float" office:value="1.765625" table:formula="of:=AVERAGE([.H2:.H65])" table:style-name="ce5">
            <text:p>1,765625</text:p>
          </table:table-cell>
          <table:table-cell office:value-type="string" table:number-columns-spanned="2" table:number-rows-spanned="1" table:style-name="ce18">
            <text:p>Mean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1.300851" table:style-name="ce7">
            <text:p>1,300851</text:p>
          </table:table-cell>
          <table:table-cell office:value-type="float" office:value="1.1311560000000001" table:style-name="ce7">
            <text:p>1,131156</text:p>
          </table:table-cell>
          <table:table-cell office:value-type="float" office:value="1.3299810000000001" table:style-name="ce7">
            <text:p>1,329981</text:p>
          </table:table-cell>
          <table:table-cell office:value-type="float" office:value="1.2977970000000001" table:style-name="ce7">
            <text:p>1,297797</text:p>
          </table:table-cell>
          <table:table-cell office:value-type="float" office:value="1.243136" table:style-name="ce8">
            <text:p>1,243136</text:p>
          </table:table-cell>
          <table:table-cell office:value-type="float" office:value="1.163154" table:style-name="ce8">
            <text:p>1,163154</text:p>
          </table:table-cell>
          <table:table-cell office:value-type="float" office:value="0.98752130000000005" table:style-name="ce7">
            <text:p>0,9875213</text:p>
          </table:table-cell>
          <table:table-cell office:value-type="float" office:value="1.0946070000000001" table:style-name="ce7">
            <text:p>1,094607</text:p>
          </table:table-cell>
          <table:table-cell office:value-type="string" table:number-columns-spanned="2" table:number-rows-spanned="1" table:style-name="ce19">
            <text:p>Standard deviation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1"/>
          <table:table-cell office:value-type="string" table:number-columns-spanned="2" table:number-rows-spanned="1" table:style-name="ce20">
            <text:p>Not validated</text:p>
          </table:table-cell>
          <table:covered-table-cell/>
          <table:table-cell table:number-columns-repeated="16378" table:style-name="ce1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PC</dc:creator>
    <meta:creation-date>2017-08-11T17:28:56Z</meta:creation-date>
    <dc:date>2017-09-19T07:03:12Z</dc:date>
    <meta:editing-cycles>16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none" draw:stroke="solid" svg:stroke-width="0.01042in" svg:stroke-color="#4472c4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bitmap" draw:fill-image-name="a1" style:repeat="repeat" draw:stroke="none"/>
    </style:style>
    <style:style style:family="chart" style:name="E00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96062992126pt" svg:width="540.6717322834646pt" chart:style-name="Crt0">
        <chart:title chart:style-name="CT00">
          <text:p text:style-name="a0" text:class-names="" text:cond-style-name="">Result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M$55:.$M$58"/>
          </chart:axis>
          <chart:axis chart:dimension="y" chart:name="primary-y" chart:style-name="Axs1"/>
          <chart:series chart:label-cell-address="Sheet2.$N$54" chart:values-cell-range-address="Sheet2.$N$55:.$N$58" chart:class="chart:bar" chart:attached-axis="primary-y" chart:style-name="G0S0">
            <chart:error-indicator chart:style-name="E000"/>
            <chart:data-point chart:repeated="4"/>
          </chart:series>
          <chart:series chart:label-cell-address="Sheet2.$O$54" chart:values-cell-range-address="Sheet2.$O$55:.$O$58" chart:class="chart:bar" chart:attached-axis="primary-y" chart:style-name="G0S1">
            <chart:error-indicator chart:style-name="E010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</office:styles>
</office:document-styles>
</file>